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7.571cm" svg:height="5.365cm" svg:x="2.946cm" svg:y="12.191cm">
            <draw:object draw:notify-on-update-of-ranges="Sheet1.B16:Sheet1.K16 Sheet1.B17:Sheet1.K17 Sheet1.B18:Sheet1.K18 Sheet1.B19:Sheet1.K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0.427cm" svg:y="24.166cm">
            <draw:object draw:notify-on-update-of-ranges="Sheet1.B45:Sheet1.F45 Sheet1.B51:Sheet1.F5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16.645cm" svg:y="24.247cm">
            <draw:object draw:notify-on-update-of-ranges="Sheet1.B45:Sheet1.F45 Sheet1.B46:Sheet1.F4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hang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iszám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q</text:p>
          </table:table-cell>
          <table:table-cell table:style-name="ce1" table:formula="of:=440*2^(([.B2]-69)/12)" office:value-type="float" office:value="110" calcext:value-type="float">
            <text:p>110</text:p>
          </table:table-cell>
          <table:table-cell table:style-name="ce1" table:formula="of:=440*2^(([.C2]-69)/12)" office:value-type="float" office:value="164.813778456435" calcext:value-type="float">
            <text:p>164.813778456435</text:p>
          </table:table-cell>
          <table:table-cell table:style-name="ce1" table:formula="of:=440*2^(([.D2]-69)/12)" office:value-type="float" office:value="220" calcext:value-type="float">
            <text:p>220</text:p>
          </table:table-cell>
          <table:table-cell table:style-name="ce1" table:formula="of:=440*2^(([.E2]-69)/12)" office:value-type="float" office:value="329.62755691287" calcext:value-type="float">
            <text:p>329.62755691287</text:p>
          </table:table-cell>
          <table:table-cell table:style-name="ce1" table:formula="of:=440*2^(([.F2]-69)/12)" office:value-type="float" office:value="440" calcext:value-type="float">
            <text:p>440</text:p>
          </table:table-cell>
          <table:table-cell table:style-name="ce1" table:formula="of:=440*2^(([.G2]-69)/12)" office:value-type="float" office:value="659.25511382574" calcext:value-type="float">
            <text:p>659.25511382574</text:p>
          </table:table-cell>
          <table:table-cell table:style-name="ce1" table:formula="of:=440*2^(([.H2]-69)/12)" office:value-type="float" office:value="880" calcext:value-type="float">
            <text:p>880</text:p>
          </table:table-cell>
          <table:table-cell table:style-name="ce1" table:formula="of:=440*2^(([.I2]-69)/12)" office:value-type="float" office:value="1318.51022765148" calcext:value-type="float">
            <text:p>1318.51022765148</text:p>
          </table:table-cell>
          <table:table-cell table:style-name="ce1" table:formula="of:=440*2^(([.J2]-69)/12)" office:value-type="float" office:value="1760" calcext:value-type="float">
            <text:p>1760</text:p>
          </table:table-cell>
          <table:table-cell table:style-name="ce1" table:formula="of:=440*2^(([.K2]-69)/12)" office:value-type="float" office:value="3520" calcext:value-type="float">
            <text:p>35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ért</text:p>
          </table:table-cell>
          <table:table-cell office:value-type="float" office:value="110" calcext:value-type="float">
            <text:p>110</text:p>
          </table:table-cell>
          <table:table-cell office:value-type="float" office:value="166" calcext:value-type="float">
            <text:p>166</text:p>
          </table:table-cell>
          <table:table-cell office:value-type="float" office:value="222" calcext:value-type="float">
            <text:p>222</text:p>
          </table:table-cell>
          <table:table-cell office:value-type="float" office:value="333" calcext:value-type="float">
            <text:p>333</text:p>
          </table:table-cell>
          <table:table-cell office:value-type="float" office:value="446" calcext:value-type="float">
            <text:p>446</text:p>
          </table:table-cell>
          <table:table-cell office:value-type="float" office:value="667" calcext:value-type="float">
            <text:p>667</text:p>
          </table:table-cell>
          <table:table-cell office:value-type="float" office:value="900" calcext:value-type="float">
            <text:p>900</text:p>
          </table:table-cell>
          <table:table-cell office:value-type="float" office:value="1370" calcext:value-type="float">
            <text:p>1370</text:p>
          </table:table-cell>
          <table:table-cell office:value-type="float" office:value="1852" calcext:value-type="float">
            <text:p>1852</text:p>
          </table:table-cell>
          <table:table-cell office:value-type="float" office:value="3850" calcext:value-type="float">
            <text:p>3850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3800-9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stani</text:p>
          </table:table-cell>
          <table:table-cell table:style-name="ce2" table:formula="of:=440*2^(([.B2]-69)/12*1.01)" office:value-type="float" office:value="108.48559749427" calcext:value-type="float">
            <text:p>108.48559749427</text:p>
          </table:table-cell>
          <table:table-cell table:style-name="ce2" table:formula="of:=440*2^(([.C2]-69)/12*1.01)" office:value-type="float" office:value="163.203295617552" calcext:value-type="float">
            <text:p>163.203295617552</text:p>
          </table:table-cell>
          <table:table-cell table:style-name="ce2" table:formula="of:=440*2^(([.D2]-69)/12*1.01)" office:value-type="float" office:value="218.480348996148" calcext:value-type="float">
            <text:p>218.480348996148</text:p>
          </table:table-cell>
          <table:table-cell table:style-name="ce2" table:formula="of:=440*2^(([.E2]-69)/12*1.01)" office:value-type="float" office:value="328.676928619284" calcext:value-type="float">
            <text:p>328.676928619284</text:p>
          </table:table-cell>
          <table:table-cell table:style-name="ce2" table:formula="of:=440*2^(([.F2]-69)/12*1.01)" office:value-type="float" office:value="440" calcext:value-type="float">
            <text:p>440</text:p>
          </table:table-cell>
          <table:table-cell table:style-name="ce2" table:formula="of:=440*2^(([.G2]-69)/12*1.01)" office:value-type="float" office:value="661.926114897567" calcext:value-type="float">
            <text:p>661.926114897567</text:p>
          </table:table-cell>
          <table:table-cell table:style-name="ce2" table:formula="of:=440*2^(([.H2]-69)/12*1.01)" office:value-type="float" office:value="886.120884049913" calcext:value-type="float">
            <text:p>886.120884049913</text:p>
          </table:table-cell>
          <table:table-cell table:style-name="ce2" table:formula="of:=440*2^(([.I2]-69)/12*1.01)" office:value-type="float" office:value="1333.06035024717" calcext:value-type="float">
            <text:p>1333.06035024717</text:p>
          </table:table-cell>
          <table:table-cell table:style-name="ce2" table:formula="of:=440*2^(([.J2]-69)/12*1.01)" office:value-type="float" office:value="1784.56868443045" calcext:value-type="float">
            <text:p>1784.56868443045</text:p>
          </table:table-cell>
          <table:table-cell table:style-name="ce2" table:formula="of:=440*2^(([.K2]-69)/12*1.01)" office:value-type="float" office:value="3593.96268248932" calcext:value-type="float">
            <text:p>3593.96268248932</text:p>
          </table:table-cell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[.B4]/[.$A$9]" office:value-type="float" office:value="0.25" calcext:value-type="float">
            <text:p>0.25</text:p>
          </table:table-cell>
          <table:table-cell table:formula="of:=[.C4]/[.$A$9]" office:value-type="float" office:value="0.377272727272727" calcext:value-type="float">
            <text:p>0.377272727272727</text:p>
          </table:table-cell>
          <table:table-cell table:formula="of:=[.D4]/[.$A$9]" office:value-type="float" office:value="0.504545454545455" calcext:value-type="float">
            <text:p>0.504545454545455</text:p>
          </table:table-cell>
          <table:table-cell table:formula="of:=[.E4]/[.$A$9]" office:value-type="float" office:value="0.756818181818182" calcext:value-type="float">
            <text:p>0.756818181818182</text:p>
          </table:table-cell>
          <table:table-cell table:formula="of:=[.F4]/[.$A$9]" office:value-type="float" office:value="1.01363636363636" calcext:value-type="float">
            <text:p>1.01363636363636</text:p>
          </table:table-cell>
          <table:table-cell table:formula="of:=[.G4]/[.$A$9]" office:value-type="float" office:value="1.51590909090909" calcext:value-type="float">
            <text:p>1.51590909090909</text:p>
          </table:table-cell>
          <table:table-cell table:formula="of:=[.H4]/[.$A$9]" office:value-type="float" office:value="2.04545454545455" calcext:value-type="float">
            <text:p>2.04545454545455</text:p>
          </table:table-cell>
          <table:table-cell table:formula="of:=[.I4]/[.$A$9]" office:value-type="float" office:value="3.11363636363636" calcext:value-type="float">
            <text:p>3.11363636363636</text:p>
          </table:table-cell>
          <table:table-cell table:formula="of:=[.J4]/[.$A$9]" office:value-type="float" office:value="4.20909090909091" calcext:value-type="float">
            <text:p>4.20909090909091</text:p>
          </table:table-cell>
          <table:table-cell table:formula="of:=[.K4]/[.$A$9]" office:value-type="float" office:value="8.75" calcext:value-type="float">
            <text:p>8.75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ipp</text:p>
          </table:table-cell>
          <table:table-cell table:style-name="ce1" table:formula="of:=2^(([.B2]-69)/12*1.06-0.07)+0.05" office:value-type="float" office:value="0.269151430329009" calcext:value-type="float">
            <text:p>0.269151430329009</text:p>
          </table:table-cell>
          <table:table-cell table:style-name="ce1" table:formula="of:=2^(([.C2]-69)/12*1.06-0.07)+0.05" office:value-type="float" office:value="0.386419522566011" calcext:value-type="float">
            <text:p>0.386419522566011</text:p>
          </table:table-cell>
          <table:table-cell table:style-name="ce1" table:formula="of:=2^(([.D2]-69)/12*1.06-0.07)+0.05" office:value-type="float" office:value="0.5069157251147" calcext:value-type="float">
            <text:p>0.5069157251147</text:p>
          </table:table-cell>
          <table:table-cell table:style-name="ce1" table:formula="of:=2^(([.E2]-69)/12*1.06-0.07)+0.05" office:value-type="float" office:value="0.751411667107168" calcext:value-type="float">
            <text:p>0.751411667107168</text:p>
          </table:table-cell>
          <table:table-cell table:style-name="ce1" table:formula="of:=2^(([.F2]-69)/12*1.06-0.07)+0.05" office:value-type="float" office:value="1.00263799804394" calcext:value-type="float">
            <text:p>1.00263799804394</text:p>
          </table:table-cell>
          <table:table-cell table:style-name="ce1" table:formula="of:=2^(([.G2]-69)/12*1.06-0.07)+0.05" office:value-type="float" office:value="1.51239529442743" calcext:value-type="float">
            <text:p>1.51239529442743</text:p>
          </table:table-cell>
          <table:table-cell table:style-name="ce1" table:formula="of:=2^(([.H2]-69)/12*1.06-0.07)+0.05" office:value-type="float" office:value="2.03618499087407" calcext:value-type="float">
            <text:p>2.03618499087407</text:p>
          </table:table-cell>
          <table:table-cell table:style-name="ce1" table:formula="of:=2^(([.I2]-69)/12*1.06-0.07)+0.05" office:value-type="float" office:value="3.09899404651152" calcext:value-type="float">
            <text:p>3.09899404651152</text:p>
          </table:table-cell>
          <table:table-cell table:style-name="ce1" table:formula="of:=2^(([.J2]-69)/12*1.06-0.07)+0.05" office:value-type="float" office:value="4.19105969536551" calcext:value-type="float">
            <text:p>4.19105969536551</text:p>
          </table:table-cell>
          <table:table-cell table:style-name="ce1" table:formula="of:=2^(([.K2]-69)/12*1.06-0.07)+0.05" office:value-type="float" office:value="8.68382589203542" calcext:value-type="float">
            <text:p>8.68382589203542</text:p>
          </table:table-cell>
          <table:table-cell table:number-columns-repeated="2"/>
        </table:table-row>
        <table:table-row table:style-name="ro1">
          <table:table-cell/>
          <table:table-cell table:formula="of:=[.B11]*[.$A$9]" office:value-type="float" office:value="118.426629344764" calcext:value-type="float">
            <text:p>118.426629344764</text:p>
          </table:table-cell>
          <table:table-cell table:formula="of:=[.C11]*[.$A$9]" office:value-type="float" office:value="170.024589929045" calcext:value-type="float">
            <text:p>170.024589929045</text:p>
          </table:table-cell>
          <table:table-cell table:formula="of:=[.D11]*[.$A$9]" office:value-type="float" office:value="223.042919050468" calcext:value-type="float">
            <text:p>223.042919050468</text:p>
          </table:table-cell>
          <table:table-cell table:formula="of:=[.E11]*[.$A$9]" office:value-type="float" office:value="330.621133527154" calcext:value-type="float">
            <text:p>330.621133527154</text:p>
          </table:table-cell>
          <table:table-cell table:formula="of:=[.F11]*[.$A$9]" office:value-type="float" office:value="441.160719139334" calcext:value-type="float">
            <text:p>441.160719139334</text:p>
          </table:table-cell>
          <table:table-cell table:formula="of:=[.G11]*[.$A$9]" office:value-type="float" office:value="665.453929548069" calcext:value-type="float">
            <text:p>665.453929548069</text:p>
          </table:table-cell>
          <table:table-cell table:formula="of:=[.H11]*[.$A$9]" office:value-type="float" office:value="895.921395984591" calcext:value-type="float">
            <text:p>895.921395984591</text:p>
          </table:table-cell>
          <table:table-cell table:formula="of:=[.I11]*[.$A$9]" office:value-type="float" office:value="1363.55738046507" calcext:value-type="float">
            <text:p>1363.55738046507</text:p>
          </table:table-cell>
          <table:table-cell table:formula="of:=[.J11]*[.$A$9]" office:value-type="float" office:value="1844.06626596082" calcext:value-type="float">
            <text:p>1844.06626596082</text:p>
          </table:table-cell>
          <table:table-cell table:formula="of:=[.K11]*[.$A$9]" office:value-type="float" office:value="3820.88339249558" calcext:value-type="float">
            <text:p>3820.88339249558</text:p>
          </table:table-cell>
          <table:table-cell table:number-columns-repeated="2"/>
        </table:table-row>
        <table:table-row table:style-name="ro1">
          <table:table-cell/>
          <table:table-cell table:formula="of:=[.B4]" office:value-type="float" office:value="110" calcext:value-type="float">
            <text:p>110</text:p>
          </table:table-cell>
          <table:table-cell table:formula="of:=[.C4]" office:value-type="float" office:value="166" calcext:value-type="float">
            <text:p>166</text:p>
          </table:table-cell>
          <table:table-cell table:formula="of:=[.D4]" office:value-type="float" office:value="222" calcext:value-type="float">
            <text:p>222</text:p>
          </table:table-cell>
          <table:table-cell table:formula="of:=[.E4]" office:value-type="float" office:value="333" calcext:value-type="float">
            <text:p>333</text:p>
          </table:table-cell>
          <table:table-cell table:formula="of:=[.F4]" office:value-type="float" office:value="446" calcext:value-type="float">
            <text:p>446</text:p>
          </table:table-cell>
          <table:table-cell table:formula="of:=[.G4]" office:value-type="float" office:value="667" calcext:value-type="float">
            <text:p>667</text:p>
          </table:table-cell>
          <table:table-cell table:formula="of:=[.H4]" office:value-type="float" office:value="900" calcext:value-type="float">
            <text:p>900</text:p>
          </table:table-cell>
          <table:table-cell table:formula="of:=[.I4]" office:value-type="float" office:value="1370" calcext:value-type="float">
            <text:p>1370</text:p>
          </table:table-cell>
          <table:table-cell table:formula="of:=[.J4]" office:value-type="float" office:value="1852" calcext:value-type="float">
            <text:p>1852</text:p>
          </table:table-cell>
          <table:table-cell table:formula="of:=[.K4]" office:value-type="float" office:value="3850" calcext:value-type="float">
            <text:p>3850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formula="of:=[.B4]-[.B3]" office:value-type="float" office:value="0" calcext:value-type="float">
            <text:p>0</text:p>
          </table:table-cell>
          <table:table-cell table:formula="of:=[.C4]-[.C3]" office:value-type="float" office:value="1.18622154356501" calcext:value-type="float">
            <text:p>1.18622154356501</text:p>
          </table:table-cell>
          <table:table-cell table:formula="of:=[.D4]-[.D3]" office:value-type="float" office:value="2" calcext:value-type="float">
            <text:p>2</text:p>
          </table:table-cell>
          <table:table-cell table:formula="of:=[.E4]-[.E3]" office:value-type="float" office:value="3.37244308713002" calcext:value-type="float">
            <text:p>3.37244308713002</text:p>
          </table:table-cell>
          <table:table-cell table:formula="of:=[.F4]-[.F3]" office:value-type="float" office:value="6" calcext:value-type="float">
            <text:p>6</text:p>
          </table:table-cell>
          <table:table-cell table:formula="of:=[.G4]-[.G3]" office:value-type="float" office:value="7.74488617426005" calcext:value-type="float">
            <text:p>7.74488617426005</text:p>
          </table:table-cell>
          <table:table-cell table:formula="of:=[.H4]-[.H3]" office:value-type="float" office:value="20" calcext:value-type="float">
            <text:p>20</text:p>
          </table:table-cell>
          <table:table-cell table:formula="of:=[.I4]-[.I3]" office:value-type="float" office:value="51.4897723485201" calcext:value-type="float">
            <text:p>51.4897723485201</text:p>
          </table:table-cell>
          <table:table-cell table:formula="of:=[.J4]-[.J3]" office:value-type="float" office:value="92" calcext:value-type="float">
            <text:p>92</text:p>
          </table:table-cell>
          <table:table-cell table:formula="of:=[.K4]-[.K3]" office:value-type="float" office:value="330" calcext:value-type="float">
            <text:p>330</text:p>
          </table:table-cell>
          <table:table-cell table:number-columns-repeated="2"/>
        </table:table-row>
        <table:table-row table:style-name="ro1">
          <table:table-cell/>
          <table:table-cell table:formula="of:=[.B4]/[.B3]" office:value-type="float" office:value="1" calcext:value-type="float">
            <text:p>1</text:p>
          </table:table-cell>
          <table:table-cell table:formula="of:=[.C4]/[.C3]" office:value-type="float" office:value="1.00719734451012" calcext:value-type="float">
            <text:p>1.00719734451012</text:p>
          </table:table-cell>
          <table:table-cell table:formula="of:=[.D4]/[.D3]" office:value-type="float" office:value="1.00909090909091" calcext:value-type="float">
            <text:p>1.00909090909091</text:p>
          </table:table-cell>
          <table:table-cell table:formula="of:=[.E4]/[.E3]" office:value-type="float" office:value="1.01023107145141" calcext:value-type="float">
            <text:p>1.01023107145141</text:p>
          </table:table-cell>
          <table:table-cell table:formula="of:=[.F4]/[.F3]" office:value-type="float" office:value="1.01363636363636" calcext:value-type="float">
            <text:p>1.01363636363636</text:p>
          </table:table-cell>
          <table:table-cell table:formula="of:=[.G4]/[.G3]" office:value-type="float" office:value="1.01174793492206" calcext:value-type="float">
            <text:p>1.01174793492206</text:p>
          </table:table-cell>
          <table:table-cell table:formula="of:=[.H4]/[.H3]" office:value-type="float" office:value="1.02272727272727" calcext:value-type="float">
            <text:p>1.02272727272727</text:p>
          </table:table-cell>
          <table:table-cell table:formula="of:=[.I4]/[.I3]" office:value-type="float" office:value="1.03905147739372" calcext:value-type="float">
            <text:p>1.03905147739372</text:p>
          </table:table-cell>
          <table:table-cell table:formula="of:=[.J4]/[.J3]" office:value-type="float" office:value="1.05227272727273" calcext:value-type="float">
            <text:p>1.05227272727273</text:p>
          </table:table-cell>
          <table:table-cell table:formula="of:=[.K4]/[.K3]" office:value-type="float" office:value="1.09375" calcext:value-type="float">
            <text:p>1.09375</text:p>
          </table:table-cell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(([.B2]-[.$A$19])*[.$A$20])^2+[.$A$21]" office:value-type="float" office:value="1" calcext:value-type="float">
            <text:p>1</text:p>
          </table:table-cell>
          <table:table-cell table:formula="of:=(([.C2]-[.$A$19])*[.$A$20])^2+[.$A$21]" office:value-type="float" office:value="1.001225" calcext:value-type="float">
            <text:p>1.001225</text:p>
          </table:table-cell>
          <table:table-cell table:formula="of:=(([.D2]-[.$A$19])*[.$A$20])^2+[.$A$21]" office:value-type="float" office:value="1.0036" calcext:value-type="float">
            <text:p>1.0036</text:p>
          </table:table-cell>
          <table:table-cell table:formula="of:=(([.E2]-[.$A$19])*[.$A$20])^2+[.$A$21]" office:value-type="float" office:value="1.009025" calcext:value-type="float">
            <text:p>1.009025</text:p>
          </table:table-cell>
          <table:table-cell table:formula="of:=(([.F2]-[.$A$19])*[.$A$20])^2+[.$A$21]" office:value-type="float" office:value="1.0144" calcext:value-type="float">
            <text:p>1.0144</text:p>
          </table:table-cell>
          <table:table-cell table:formula="of:=(([.G2]-[.$A$19])*[.$A$20])^2+[.$A$21]" office:value-type="float" office:value="1.024025" calcext:value-type="float">
            <text:p>1.024025</text:p>
          </table:table-cell>
          <table:table-cell table:formula="of:=(([.H2]-[.$A$19])*[.$A$20])^2+[.$A$21]" office:value-type="float" office:value="1.0324" calcext:value-type="float">
            <text:p>1.0324</text:p>
          </table:table-cell>
          <table:table-cell table:formula="of:=(([.I2]-[.$A$19])*[.$A$20])^2+[.$A$21]" office:value-type="float" office:value="1.046225" calcext:value-type="float">
            <text:p>1.046225</text:p>
          </table:table-cell>
          <table:table-cell table:formula="of:=(([.J2]-[.$A$19])*[.$A$20])^2+[.$A$21]" office:value-type="float" office:value="1.0576" calcext:value-type="float">
            <text:p>1.0576</text:p>
          </table:table-cell>
          <table:table-cell table:formula="of:=(([.K2]-[.$A$19])*[.$A$20])^2+[.$A$21]" office:value-type="float" office:value="1.09" calcext:value-type="float">
            <text:p>1.09</text:p>
          </table:table-cell>
          <table:table-cell table:number-columns-repeated="2"/>
        </table:table-row>
        <table:table-row table:style-name="ro1">
          <table:table-cell office:value-type="float" office:value="0.005" calcext:value-type="float">
            <text:p>0.005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/>
          <table:table-cell table:formula="of:=440*2^(([.B2]-69)/12)*((([.B2]-45)*0.005)^2+1)" office:value-type="float" office:value="110" calcext:value-type="float">
            <text:p>110</text:p>
          </table:table-cell>
          <table:table-cell table:formula="of:=440*2^(([.C2]-69)/12)*((([.C2]-45)*0.005)^2+1)" office:value-type="float" office:value="165.015675335044" calcext:value-type="float">
            <text:p>165.015675335044</text:p>
          </table:table-cell>
          <table:table-cell table:formula="of:=440*2^(([.D2]-69)/12)*((([.D2]-45)*0.005)^2+1)" office:value-type="float" office:value="220.792" calcext:value-type="float">
            <text:p>220.792</text:p>
          </table:table-cell>
          <table:table-cell table:formula="of:=440*2^(([.E2]-69)/12)*((([.E2]-45)*0.005)^2+1)" office:value-type="float" office:value="332.602445614009" calcext:value-type="float">
            <text:p>332.602445614009</text:p>
          </table:table-cell>
          <table:table-cell table:formula="of:=440*2^(([.F2]-69)/12)*((([.F2]-45)*0.005)^2+1)" office:value-type="float" office:value="446.336" calcext:value-type="float">
            <text:p>446.336</text:p>
          </table:table-cell>
          <table:table-cell table:formula="of:=440*2^(([.G2]-69)/12)*((([.G2]-45)*0.005)^2+1)" office:value-type="float" office:value="675.093717935403" calcext:value-type="float">
            <text:p>675.093717935403</text:p>
          </table:table-cell>
          <table:table-cell table:formula="of:=440*2^(([.H2]-69)/12)*((([.H2]-45)*0.005)^2+1)" office:value-type="float" office:value="908.512" calcext:value-type="float">
            <text:p>908.512</text:p>
          </table:table-cell>
          <table:table-cell table:formula="of:=440*2^(([.I2]-69)/12)*((([.I2]-45)*0.005)^2+1)" office:value-type="float" office:value="1379.45836292467" calcext:value-type="float">
            <text:p>1379.45836292467</text:p>
          </table:table-cell>
          <table:table-cell table:formula="of:=440*2^(([.J2]-69)/12)*((([.J2]-45)*0.005)^2+1)" office:value-type="float" office:value="1861.376" calcext:value-type="float">
            <text:p>1861.376</text:p>
          </table:table-cell>
          <table:table-cell table:formula="of:=440*2^(([.K2]-69)/12)*((([.K2]-45)*0.005)^2+1)" office:value-type="float" office:value="3836.8" calcext:value-type="float">
            <text:p>3836.8</text:p>
          </table:table-cell>
          <table:table-cell table:number-columns-repeated="2"/>
        </table:table-row>
        <table:table-row table:style-name="ro1" table:number-rows-repeated="19">
          <table:table-cell table:number-columns-repeated="13"/>
        </table:table-row>
        <table:table-row table:style-name="ro1">
          <table:table-cell office:value-type="string" calcext:value-type="string">
            <text:p>https://inspiredacoustics.com/en/MIDI_note_numbers_and_center_frequencie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ang</text:p>
          </table:table-cell>
          <table:table-cell table:style-name="ce5" office:value-type="string" calcext:value-type="string">
            <text:p>a1</text:p>
          </table:table-cell>
          <table:table-cell table:style-name="ce5" office:value-type="string" calcext:value-type="string">
            <text:p>e2</text:p>
          </table:table-cell>
          <table:table-cell table:style-name="ce5" office:value-type="string" calcext:value-type="string">
            <text:p>a2</text:p>
          </table:table-cell>
          <table:table-cell table:style-name="ce5" office:value-type="string" calcext:value-type="string">
            <text:p>e3</text:p>
          </table:table-cell>
          <table:table-cell table:style-name="ce5" office:value-type="string" calcext:value-type="string">
            <text:p>a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diszám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eq</text:p>
          </table:table-cell>
          <table:table-cell table:style-name="ce1" table:formula="of:=440*2^(([.B44]-69)/12)" office:value-type="float" office:value="55" calcext:value-type="float">
            <text:p>55</text:p>
          </table:table-cell>
          <table:table-cell table:style-name="ce1" table:formula="of:=440*2^(([.C44]-69)/12)" office:value-type="float" office:value="82.4068892282175" calcext:value-type="float">
            <text:p>82.4068892282175</text:p>
          </table:table-cell>
          <table:table-cell table:style-name="ce1" table:formula="of:=440*2^(([.D44]-69)/12)" office:value-type="float" office:value="110" calcext:value-type="float">
            <text:p>110</text:p>
          </table:table-cell>
          <table:table-cell table:style-name="ce1" table:formula="of:=440*2^(([.E44]-69)/12)" office:value-type="float" office:value="164.813778456435" calcext:value-type="float">
            <text:p>164.813778456435</text:p>
          </table:table-cell>
          <table:table-cell table:style-name="ce1" table:formula="of:=440*2^(([.F44]-69)/12)" office:value-type="float" office:value="220" calcext:value-type="float">
            <text:p>220</text:p>
          </table:table-cell>
          <table:table-cell table:style-name="ce1" table:number-columns-repeated="7"/>
        </table:table-row>
        <table:table-row table:style-name="ro1">
          <table:table-cell office:value-type="string" calcext:value-type="string">
            <text:p>mért</text:p>
          </table:table-cell>
          <table:table-cell office:value-type="float" office:value="55" calcext:value-type="float">
            <text:p>55</text:p>
          </table:table-cell>
          <table:table-cell office:value-type="float" office:value="83" calcext:value-type="float">
            <text:p>83</text:p>
          </table:table-cell>
          <table:table-cell office:value-type="float" office:value="111.5" calcext:value-type="float">
            <text:p>111.5</text:p>
          </table:table-cell>
          <table:table-cell office:value-type="float" office:value="168" calcext:value-type="float">
            <text:p>168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ennyi kell legyen ahhoz, hogy a mért érték a megfelelő legy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ndhárom floppyra ugyanez, kivéve a 3. a 226-ot már nem tudta kiadni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^2 tipp</text:p>
          </table:table-cell>
          <table:table-cell table:formula="of:=440*2^(([.B44]-69)/12)*((([.B44]-45)*0.005)^2+1)" office:value-type="float" office:value="55.198" calcext:value-type="float">
            <text:p>55.198</text:p>
          </table:table-cell>
          <table:table-cell table:formula="of:=440*2^(([.C44]-69)/12)*((([.C44]-45)*0.005)^2+1)" office:value-type="float" office:value="82.4583935339851" calcext:value-type="float">
            <text:p>82.4583935339851</text:p>
          </table:table-cell>
          <table:table-cell table:formula="of:=440*2^(([.D44]-69)/12)*((([.D44]-45)*0.005)^2+1)" office:value-type="float" office:value="110" calcext:value-type="float">
            <text:p>110</text:p>
          </table:table-cell>
          <table:table-cell table:formula="of:=440*2^(([.E44]-69)/12)*((([.E44]-45)*0.005)^2+1)" office:value-type="float" office:value="165.015675335044" calcext:value-type="float">
            <text:p>165.015675335044</text:p>
          </table:table-cell>
          <table:table-cell table:formula="of:=440*2^(([.F44]-69)/12)*((([.F44]-45)*0.005)^2+1)" office:value-type="float" office:value="220.792" calcext:value-type="float">
            <text:p>220.7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 tipp</text:p>
          </table:table-cell>
          <table:table-cell table:formula="of:=0.932*[.B46]^1.018" office:value-type="float" office:value="55.0941047317256" calcext:value-type="float">
            <text:p>55.0941047317256</text:p>
          </table:table-cell>
          <table:table-cell table:formula="of:=0.932*[.C46]^1.018" office:value-type="float" office:value="83.7601430519926" calcext:value-type="float">
            <text:p>83.7601430519926</text:p>
          </table:table-cell>
          <table:table-cell table:formula="of:=0.932*[.D46]^1.018" office:value-type="float" office:value="113.120607127027" calcext:value-type="float">
            <text:p>113.120607127027</text:p>
          </table:table-cell>
          <table:table-cell table:formula="of:=0.932*[.E46]^1.018" office:value-type="float" office:value="171.704137819406" calcext:value-type="float">
            <text:p>171.704137819406</text:p>
          </table:table-cell>
          <table:table-cell table:formula="of:=0.932*[.F46]^1.018" office:value-type="float" office:value="232.219295622954" calcext:value-type="float">
            <text:p>232.219295622954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formula="of:=[.B46]/[.B45]" office:value-type="float" office:value="1" calcext:value-type="float">
            <text:p>1</text:p>
          </table:table-cell>
          <table:table-cell table:formula="of:=[.C46]/[.C45]" office:value-type="float" office:value="1.00719734451012" calcext:value-type="float">
            <text:p>1.00719734451012</text:p>
          </table:table-cell>
          <table:table-cell table:formula="of:=[.D46]/[.D45]" office:value-type="float" office:value="1.01363636363636" calcext:value-type="float">
            <text:p>1.01363636363636</text:p>
          </table:table-cell>
          <table:table-cell table:formula="of:=[.E46]/[.E45]" office:value-type="float" office:value="1.0193322522753" calcext:value-type="float">
            <text:p>1.0193322522753</text:p>
          </table:table-cell>
          <table:table-cell table:formula="of:=[.F46]/[.F45]" office:value-type="float" office:value="1.02727272727273" calcext:value-type="float">
            <text:p>1.02727272727273</text:p>
          </table:table-cell>
          <table:table-cell table:number-columns-repeated="7"/>
        </table:table-row>
        <table:table-row table:style-name="ro1">
          <table:table-cell/>
          <table:table-cell table:formula="of:=(0.0001570188*[.B45] + 0.9936265)*[.B45]" office:value-type="float" office:value="55.12443937" calcext:value-type="float">
            <text:p>55.12443937</text:p>
          </table:table-cell>
          <table:table-cell table:formula="of:=(0.0001570188*[.C45] + 0.9936265)*[.C45]" office:value-type="float" office:value="82.9479671651415" calcext:value-type="float">
            <text:p>82.9479671651415</text:p>
          </table:table-cell>
          <table:table-cell table:formula="of:=(0.0001570188*[.D45] + 0.9936265)*[.D45]" office:value-type="float" office:value="111.19884248" calcext:value-type="float">
            <text:p>111.19884248</text:p>
          </table:table-cell>
          <table:table-cell table:formula="of:=(0.0001570188*[.E45] + 0.9936265)*[.E45]" office:value-type="float" office:value="168.028530821123" calcext:value-type="float">
            <text:p>168.028530821123</text:p>
          </table:table-cell>
          <table:table-cell table:formula="of:=(0.0001570188*[.F45] + 0.9936265)*[.F45]" office:value-type="float" office:value="226.19753992" calcext:value-type="float">
            <text:p>226.1975399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5-04T20:17:57.266463856</meta:creation-date>
    <dc:date>2025-05-08T12:14:33.449652792</dc:date>
    <meta:editing-duration>PT1H49M49S</meta:editing-duration>
    <meta:editing-cycles>11</meta:editing-cycles>
    <meta:generator>LibreOffice/7.3.7.2$Linux_X86_64 LibreOffice_project/30$Build-2</meta:generator>
    <meta:document-statistic meta:table-count="1" meta:cell-count="191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7.572cm" svg:height="5.366cm" xlink:href=".." xlink:type="simple" chart:class="chart:line" chart:style-name="ch1">
        <chart:plot-area chart:style-name="ch2" table:cell-range-address="Sheet1.B16:Sheet1.K19" svg:x="0.151cm" svg:y="0.107cm" svg:width="7.27cm" svg:height="5.152cm">
          <chart:coordinate-region svg:x="1.054cm" svg:y="0.304cm" svg:width="6.179cm" svg:height="4.312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B16:Sheet1.K16" chart:class="chart:line">
            <chart:data-point chart:repeated="10"/>
          </chart:series>
          <chart:series chart:style-name="ch6" chart:values-cell-range-address="Sheet1.B17:Sheet1.K17" chart:class="chart:line">
            <chart:data-point chart:repeated="10"/>
          </chart:series>
          <chart:series chart:style-name="ch7" chart:values-cell-range-address="Sheet1.B18:Sheet1.K18" chart:class="chart:line">
            <chart:data-point chart:repeated="10"/>
          </chart:series>
          <chart:series chart:style-name="ch8" chart:values-cell-range-address="Sheet1.B19:Sheet1.K19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16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Sheet1.B16:Sheet1.K16</svg:desc>
                </draw:g>
              </table:table-cell>
              <table:table-cell office:value-type="float" office:value="1.00719734451012">
                <text:p>1.00719734451012</text:p>
              </table:table-cell>
              <table:table-cell office:value-type="float" office:value="1.00909090909091">
                <text:p>1.00909090909091</text:p>
              </table:table-cell>
              <table:table-cell office:value-type="float" office:value="1.01023107145141">
                <text:p>1.01023107145141</text:p>
              </table:table-cell>
              <table:table-cell office:value-type="float" office:value="1.01363636363636">
                <text:p>1.01363636363636</text:p>
              </table:table-cell>
              <table:table-cell office:value-type="float" office:value="1.01174793492206">
                <text:p>1.01174793492206</text:p>
              </table:table-cell>
              <table:table-cell office:value-type="float" office:value="1.02272727272727">
                <text:p>1.02272727272727</text:p>
              </table:table-cell>
              <table:table-cell office:value-type="float" office:value="1.03905147739372">
                <text:p>1.03905147739372</text:p>
              </table:table-cell>
              <table:table-cell office:value-type="float" office:value="1.05227272727273">
                <text:p>1.05227272727273</text:p>
              </table:table-cell>
              <table:table-cell office:value-type="float" office:value="1.09375">
                <text:p>1.09375</text:p>
              </table:table-cell>
            </table:table-row>
            <table:table-row>
              <table:table-cell office:value-type="string">
                <text:p>Row 17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heet1.B17:Sheet1.K1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18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heet1.B18:Sheet1.K1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19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Sheet1.B19:Sheet1.K19</svg:desc>
                </draw:g>
              </table:table-cell>
              <table:table-cell office:value-type="float" office:value="1.001225">
                <text:p>1.001225</text:p>
              </table:table-cell>
              <table:table-cell office:value-type="float" office:value="1.0036">
                <text:p>1.0036</text:p>
              </table:table-cell>
              <table:table-cell office:value-type="float" office:value="1.009025">
                <text:p>1.009025</text:p>
              </table:table-cell>
              <table:table-cell office:value-type="float" office:value="1.0144">
                <text:p>1.0144</text:p>
              </table:table-cell>
              <table:table-cell office:value-type="float" office:value="1.024025">
                <text:p>1.024025</text:p>
              </table:table-cell>
              <table:table-cell office:value-type="float" office:value="1.0324">
                <text:p>1.0324</text:p>
              </table:table-cell>
              <table:table-cell office:value-type="float" office:value="1.046225">
                <text:p>1.046225</text:p>
              </table:table-cell>
              <table:table-cell office:value-type="float" office:value="1.0576">
                <text:p>1.0576</text:p>
              </table:table-cell>
              <table:table-cell office:value-type="float" office:value="1.09">
                <text:p>1.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08cm" svg:y="4.203cm" style:legend-expansion="high" chart:style-name="ch2"/>
        <chart:plot-area chart:style-name="ch3" table:cell-range-address="Sheet1.B45:Sheet1.F45 Sheet1.B51:Sheet1.F51" svg:x="0.32cm" svg:y="0.18cm" svg:width="13.44cm" svg:height="8.64cm">
          <chart:coordinate-region svg:x="1.41cm" svg:y="0.378cm" svg:width="12.069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51:Sheet1.F51" chart:class="chart:scatter">
            <chart:domain table:cell-range-address="Sheet1.B45:Sheet1.F45"/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Row 45</text:p>
                <draw:g>
                  <svg:desc/>
                </draw:g>
              </table:table-cell>
              <table:table-cell office:value-type="float" office:value="55">
                <text:p>55</text:p>
                <draw:g>
                  <svg:desc>Sheet1.B45:Sheet1.F45</svg:desc>
                </draw:g>
              </table:table-cell>
              <table:table-cell office:value-type="float" office:value="82.4068892282175">
                <text:p>82.4068892282175</text:p>
              </table:table-cell>
              <table:table-cell office:value-type="float" office:value="110">
                <text:p>110</text:p>
              </table:table-cell>
              <table:table-cell office:value-type="float" office:value="164.813778456435">
                <text:p>164.813778456435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Row 51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Sheet1.B51:Sheet1.F51</svg:desc>
                </draw:g>
              </table:table-cell>
              <table:table-cell office:value-type="float" office:value="1.00719734451012">
                <text:p>1.00719734451012</text:p>
              </table:table-cell>
              <table:table-cell office:value-type="float" office:value="1.01363636363636">
                <text:p>1.01363636363636</text:p>
              </table:table-cell>
              <table:table-cell office:value-type="float" office:value="1.0193322522753">
                <text:p>1.0193322522753</text:p>
              </table:table-cell>
              <table:table-cell office:value-type="float" office:value="1.02727272727273">
                <text:p>1.0272727272727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08cm" svg:y="4.203cm" style:legend-expansion="high" chart:style-name="ch2"/>
        <chart:plot-area chart:style-name="ch3" table:cell-range-address="Sheet1.B45:Sheet1.F46" svg:x="0.32cm" svg:y="0.18cm" svg:width="13.44cm" svg:height="8.64cm">
          <chart:coordinate-region svg:x="1.13cm" svg:y="0.378cm" svg:width="12.349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46:Sheet1.F46" chart:class="chart:scatter">
            <chart:domain table:cell-range-address="Sheet1.B45:Sheet1.F45"/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Row 45</text:p>
                <draw:g>
                  <svg:desc/>
                </draw:g>
              </table:table-cell>
              <table:table-cell office:value-type="float" office:value="55">
                <text:p>55</text:p>
                <draw:g>
                  <svg:desc>Sheet1.B45:Sheet1.F45</svg:desc>
                </draw:g>
              </table:table-cell>
              <table:table-cell office:value-type="float" office:value="82.4068892282175">
                <text:p>82.4068892282175</text:p>
              </table:table-cell>
              <table:table-cell office:value-type="float" office:value="110">
                <text:p>110</text:p>
              </table:table-cell>
              <table:table-cell office:value-type="float" office:value="164.813778456435">
                <text:p>164.813778456435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Row 46</text:p>
                <draw:g>
                  <svg:desc/>
                </draw:g>
              </table:table-cell>
              <table:table-cell office:value-type="float" office:value="55">
                <text:p>55</text:p>
                <draw:g>
                  <svg:desc>Sheet1.B46:Sheet1.F46</svg:desc>
                </draw:g>
              </table:table-cell>
              <table:table-cell office:value-type="float" office:value="83">
                <text:p>83</text:p>
              </table:table-cell>
              <table:table-cell office:value-type="float" office:value="111.5">
                <text:p>111.5</text:p>
              </table:table-cell>
              <table:table-cell office:value-type="float" office:value="168">
                <text:p>168</text:p>
              </table:table-cell>
              <table:table-cell office:value-type="float" office:value="226">
                <text:p>22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